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A1565DC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16cm, 3.671cm, 12.817cm, 1.42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9cm" svg:height="19.799cm" svg:x="1.092cm" svg:y="2.492cm">
          <draw:image xlink:href="Pictures/10000000000005E8000007E09A1565D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15T11:54:12.595475610</dc:date>
    <meta:editing-duration>PT3M36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